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ARTINA TISO</text:p>
      <text:p text:style-name="Normal">RISPOSTE<text:s/>DOMANDE ORALI</text:p>
      <text:p text:style-name="Normal">1.B</text:p>
      <text:p text:style-name="Normal">2.ad ogni elemento della prima entità,tanti elementi della seconda entità e ciascun elemento della seconda entità ,fanno capo tanti elementi della prima.</text:p>
      <text:p text:style-name="Normal">3. b</text:p>
      <text:p text:style-name="Normal">4. b</text:p>
      <text:p text:style-name="Normal">5. n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a Tiso (c)</meta:initial-creator>
    <dc:creator>Martina Tiso (c)</dc:creator>
    <meta:creation-date>2021-12-10T09:39:00Z</meta:creation-date>
    <dc:date>2021-12-10T12:02:00Z</dc:date>
    <meta:template xlink:href="Normal" xlink:type="simple"/>
    <meta:editing-cycles>1</meta:editing-cycles>
    <meta:editing-duration>PT8580S</meta:editing-duration>
    <meta:user-defined meta:name="MSIP_Label_5fae8262-b78e-4366-8929-a5d6aac95320_Enabled">true</meta:user-defined>
    <meta:user-defined meta:name="MSIP_Label_5fae8262-b78e-4366-8929-a5d6aac95320_SetDate">2021-12-10T09:39:09Z</meta:user-defined>
    <meta:user-defined meta:name="MSIP_Label_5fae8262-b78e-4366-8929-a5d6aac95320_Method">Standard</meta:user-defined>
    <meta:user-defined meta:name="MSIP_Label_5fae8262-b78e-4366-8929-a5d6aac95320_Name">5fae8262-b78e-4366-8929-a5d6aac95320</meta:user-defined>
    <meta:user-defined meta:name="MSIP_Label_5fae8262-b78e-4366-8929-a5d6aac95320_SiteId">cf36141c-ddd7-45a7-b073-111f66d0b30c</meta:user-defined>
    <meta:user-defined meta:name="MSIP_Label_5fae8262-b78e-4366-8929-a5d6aac95320_ActionId">70f00d48-d8c8-43bf-ad81-738daabedd76</meta:user-defined>
    <meta:user-defined meta:name="MSIP_Label_5fae8262-b78e-4366-8929-a5d6aac95320_ContentBits">0</meta:user-defined>
    <meta:document-statistic meta:page-count="1" meta:paragraph-count="1" meta:word-count="31" meta:character-count="209" meta:row-count="1" meta:non-whitespace-character-count="179"/>
  </office:meta>
</office:document-meta>
</file>